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00" officeooo:paragraph-rsid="000f5100"/>
    </style:style>
    <style:style style:name="P2" style:family="paragraph" style:parent-style-name="Standard">
      <style:text-properties officeooo:rsid="000f5100" officeooo:paragraph-rsid="0010d857"/>
    </style:style>
    <style:style style:name="P3" style:family="paragraph" style:parent-style-name="Standard">
      <style:text-properties officeooo:rsid="0010d857" officeooo:paragraph-rsid="0010d857"/>
    </style:style>
    <style:style style:name="P4" style:family="paragraph" style:parent-style-name="Standard">
      <style:text-properties fo:font-weight="bold" officeooo:rsid="0011d888" officeooo:paragraph-rsid="0011d888" style:font-weight-asian="bold" style:font-weight-complex="bold"/>
    </style:style>
    <style:style style:name="P5" style:family="paragraph" style:parent-style-name="Standard">
      <style:text-properties fo:font-weight="bold" officeooo:rsid="0014b5e7" officeooo:paragraph-rsid="0014b5e7" style:font-weight-asian="bold" style:font-weight-complex="bold"/>
    </style:style>
    <style:style style:name="P6" style:family="paragraph" style:parent-style-name="Standard">
      <style:text-properties officeooo:rsid="0011d888" officeooo:paragraph-rsid="0011d888"/>
    </style:style>
    <style:style style:name="P7" style:family="paragraph" style:parent-style-name="Standard">
      <style:text-properties officeooo:rsid="0011d888" officeooo:paragraph-rsid="0014b5e7"/>
    </style:style>
    <style:style style:name="P8" style:family="paragraph" style:parent-style-name="Standard">
      <style:text-properties officeooo:rsid="0011d888" officeooo:paragraph-rsid="00177747"/>
    </style:style>
    <style:style style:name="P9" style:family="paragraph" style:parent-style-name="Standard">
      <style:text-properties officeooo:rsid="0011d888" officeooo:paragraph-rsid="00197997"/>
    </style:style>
    <style:style style:name="P10" style:family="paragraph" style:parent-style-name="Standard">
      <style:text-properties officeooo:rsid="0011d888" officeooo:paragraph-rsid="001af8da"/>
    </style:style>
    <style:style style:name="P11" style:family="paragraph" style:parent-style-name="Standard">
      <style:text-properties officeooo:rsid="001204b0" officeooo:paragraph-rsid="001204b0"/>
    </style:style>
    <style:style style:name="P12" style:family="paragraph" style:parent-style-name="Standard">
      <style:text-properties officeooo:rsid="00132c3e" officeooo:paragraph-rsid="00132c3e"/>
    </style:style>
    <style:style style:name="P13" style:family="paragraph" style:parent-style-name="Standard">
      <style:text-properties style:text-position="0% 100%" fo:font-weight="bold" officeooo:rsid="0011d888" officeooo:paragraph-rsid="0011d888" style:font-weight-asian="bold" style:font-weight-complex="bold"/>
    </style:style>
    <style:style style:name="P14" style:family="paragraph" style:parent-style-name="Standard">
      <style:text-properties officeooo:rsid="0014b5e7" officeooo:paragraph-rsid="0014b5e7"/>
    </style:style>
    <style:style style:name="P15" style:family="paragraph" style:parent-style-name="Standard">
      <style:text-properties officeooo:rsid="0014b5e7" officeooo:paragraph-rsid="001af8da"/>
    </style:style>
    <style:style style:name="P16" style:family="paragraph" style:parent-style-name="Standard">
      <style:text-properties officeooo:rsid="001583ff" officeooo:paragraph-rsid="001583ff"/>
    </style:style>
    <style:style style:name="P17" style:family="paragraph" style:parent-style-name="Standard">
      <style:text-properties officeooo:rsid="001583ff" officeooo:paragraph-rsid="0011d888"/>
    </style:style>
    <style:style style:name="P18" style:family="paragraph" style:parent-style-name="Standard">
      <style:text-properties officeooo:rsid="001583ff" officeooo:paragraph-rsid="00177747"/>
    </style:style>
    <style:style style:name="P19" style:family="paragraph" style:parent-style-name="Standard">
      <style:text-properties officeooo:rsid="001583ff" officeooo:paragraph-rsid="001af8da"/>
    </style:style>
    <style:style style:name="P20" style:family="paragraph" style:parent-style-name="Standard">
      <style:text-properties officeooo:rsid="001730d9" officeooo:paragraph-rsid="001af8da"/>
    </style:style>
    <style:style style:name="P21" style:family="paragraph" style:parent-style-name="Standard">
      <style:text-properties officeooo:paragraph-rsid="00197997"/>
    </style:style>
    <style:style style:name="P22" style:family="paragraph" style:parent-style-name="Standard">
      <style:text-properties officeooo:rsid="001c3377" officeooo:paragraph-rsid="001c3377"/>
    </style:style>
    <style:style style:name="P23" style:family="paragraph" style:parent-style-name="Standard">
      <style:text-properties fo:font-weight="normal" officeooo:rsid="0014b5e7" officeooo:paragraph-rsid="0014b5e7" style:font-weight-asian="normal" style:font-weight-complex="normal"/>
    </style:style>
    <style:style style:name="P24" style:family="paragraph" style:parent-style-name="Standard">
      <style:text-properties fo:font-weight="normal" officeooo:rsid="00177747" officeooo:paragraph-rsid="001ea88a" style:font-weight-asian="normal" style:font-weight-complex="normal"/>
    </style:style>
    <style:style style:name="P25" style:family="paragraph" style:parent-style-name="Standard">
      <style:text-properties fo:font-weight="normal" officeooo:rsid="000f5100" officeooo:paragraph-rsid="00223302" style:font-weight-asian="normal" style:font-weight-complex="normal"/>
    </style:style>
    <style:style style:name="P26" style:family="paragraph" style:parent-style-name="Standard">
      <style:text-properties fo:font-weight="normal" officeooo:rsid="003236b8" officeooo:paragraph-rsid="003236b8" style:font-weight-asian="normal" style:font-weight-complex="normal"/>
    </style:style>
    <style:style style:name="P27" style:family="paragraph" style:parent-style-name="Standard">
      <style:text-properties fo:color="#0066cc" fo:font-style="italic" officeooo:rsid="0010d857" officeooo:paragraph-rsid="0011d888" style:font-style-asian="italic" style:font-style-complex="italic"/>
    </style:style>
    <style:style style:name="P28" style:family="paragraph" style:parent-style-name="Standard">
      <style:text-properties fo:color="#0066cc" officeooo:rsid="0011d888" officeooo:paragraph-rsid="0011d888"/>
    </style:style>
    <style:style style:name="P29" style:family="paragraph" style:parent-style-name="Standard">
      <style:text-properties fo:color="#0066cc" officeooo:rsid="001c3377" officeooo:paragraph-rsid="001c3377"/>
    </style:style>
    <style:style style:name="P30" style:family="paragraph" style:parent-style-name="Standard">
      <style:text-properties officeooo:rsid="0010d857" officeooo:paragraph-rsid="00223302"/>
    </style:style>
    <style:style style:name="P31" style:family="paragraph" style:parent-style-name="Standard">
      <style:text-properties officeooo:paragraph-rsid="001af8da"/>
    </style:style>
    <style:style style:name="P32" style:family="paragraph" style:parent-style-name="Standard">
      <style:text-properties fo:color="#000000" officeooo:rsid="001583ff" officeooo:paragraph-rsid="001af8da"/>
    </style:style>
    <style:style style:name="P33" style:family="paragraph" style:parent-style-name="Standard">
      <style:text-properties fo:color="#000000" officeooo:rsid="00205ebc" officeooo:paragraph-rsid="00205ebc"/>
    </style:style>
    <style:style style:name="P34" style:family="paragraph" style:parent-style-name="Standard">
      <style:text-properties fo:color="#000000" officeooo:rsid="0011d888" officeooo:paragraph-rsid="0011d888"/>
    </style:style>
    <style:style style:name="P35" style:family="paragraph" style:parent-style-name="Standard">
      <style:text-properties fo:color="#000000" officeooo:rsid="0028924c" officeooo:paragraph-rsid="0028924c"/>
    </style:style>
    <style:style style:name="P36" style:family="paragraph" style:parent-style-name="Standard">
      <style:text-properties fo:color="#000000" officeooo:rsid="0028924c" officeooo:paragraph-rsid="002b4281"/>
    </style:style>
    <style:style style:name="P37" style:family="paragraph" style:parent-style-name="Standard">
      <style:text-properties fo:color="#000000" fo:font-weight="normal" officeooo:rsid="003236b8" officeooo:paragraph-rsid="003236b8" style:font-weight-asian="normal" style:font-weight-complex="normal"/>
    </style:style>
    <style:style style:name="P38" style:family="paragraph" style:parent-style-name="Standard">
      <style:text-properties officeooo:rsid="0011d888" officeooo:paragraph-rsid="001ea88a"/>
    </style:style>
    <style:style style:name="P39" style:family="paragraph" style:parent-style-name="Standard">
      <style:text-properties officeooo:rsid="001ea88a" officeooo:paragraph-rsid="001ea88a"/>
    </style:style>
    <style:style style:name="P40" style:family="paragraph" style:parent-style-name="Standard">
      <style:text-properties officeooo:rsid="00177747" officeooo:paragraph-rsid="001ea88a"/>
    </style:style>
    <style:style style:name="P41" style:family="paragraph" style:parent-style-name="Standard">
      <style:text-properties officeooo:rsid="00132c3e" officeooo:paragraph-rsid="00132c3e"/>
    </style:style>
    <style:style style:name="P42" style:family="paragraph" style:parent-style-name="Standard">
      <style:text-properties officeooo:rsid="00205ebc" officeooo:paragraph-rsid="00205ebc"/>
    </style:style>
    <style:style style:name="P43" style:family="paragraph" style:parent-style-name="Standard">
      <style:text-properties fo:font-weight="bold" officeooo:rsid="0011d888" officeooo:paragraph-rsid="0011d888" style:font-weight-asian="bold" style:font-weight-complex="bold"/>
    </style:style>
    <style:style style:name="P44" style:family="paragraph" style:parent-style-name="Standard">
      <style:text-properties fo:font-weight="bold" officeooo:rsid="000f5100" officeooo:paragraph-rsid="00223302" style:font-weight-asian="bold" style:font-weight-complex="bold"/>
    </style:style>
    <style:style style:name="P45" style:family="paragraph" style:parent-style-name="Standard">
      <style:text-properties fo:font-weight="bold" officeooo:rsid="000f5100" officeooo:paragraph-rsid="000f5100" style:font-weight-asian="bold" style:font-weight-complex="bold"/>
    </style:style>
    <style:style style:name="P46" style:family="paragraph" style:parent-style-name="Standard">
      <style:text-properties officeooo:rsid="000f5100" officeooo:paragraph-rsid="0010d857"/>
    </style:style>
    <style:style style:name="P47" style:family="paragraph" style:parent-style-name="Standard">
      <style:text-properties officeooo:rsid="000f5100" officeooo:paragraph-rsid="00223302"/>
    </style:style>
    <style:style style:name="P48" style:family="paragraph" style:parent-style-name="Standard">
      <style:text-properties officeooo:rsid="001c3377" officeooo:paragraph-rsid="001c3377"/>
    </style:style>
    <style:style style:name="P49" style:family="paragraph" style:parent-style-name="Standard">
      <style:text-properties officeooo:rsid="001c3377" officeooo:paragraph-rsid="0024fcf8"/>
    </style:style>
    <style:style style:name="P50" style:family="paragraph" style:parent-style-name="Standard">
      <style:text-properties officeooo:rsid="0024fcf8" officeooo:paragraph-rsid="0024fcf8"/>
    </style:style>
    <style:style style:name="P51" style:family="paragraph" style:parent-style-name="Standard">
      <style:text-properties style:text-position="0% 100%" fo:font-weight="bold" officeooo:rsid="0011d888" officeooo:paragraph-rsid="0011d888" style:font-weight-asian="bold" style:font-weight-complex="bold"/>
    </style:style>
    <style:style style:name="P52" style:family="paragraph" style:parent-style-name="Standard">
      <style:text-properties style:use-window-font-color="true" officeooo:rsid="0028924c" officeooo:paragraph-rsid="002b4281"/>
    </style:style>
    <style:style style:name="P53" style:family="paragraph" style:parent-style-name="Standard">
      <style:text-properties style:use-window-font-color="true" officeooo:rsid="0031162b" officeooo:paragraph-rsid="0031162b"/>
    </style:style>
    <style:style style:name="P54" style:family="paragraph" style:parent-style-name="Standard">
      <style:text-properties style:use-window-font-color="true" officeooo:rsid="0031162b" officeooo:paragraph-rsid="00315c02"/>
    </style:style>
    <style:style style:name="T1" style:family="text">
      <style:text-properties officeooo:rsid="0010d857"/>
    </style:style>
    <style:style style:name="T2" style:family="text">
      <style:text-properties fo:color="#0066cc"/>
    </style:style>
    <style:style style:name="T3" style:family="text">
      <style:text-properties fo:color="#0066cc" fo:font-style="italic" style:text-underline-style="none" officeooo:rsid="0010d857" style:font-style-asian="italic" style:font-style-complex="italic"/>
    </style:style>
    <style:style style:name="T4" style:family="text">
      <style:text-properties fo:color="#0066cc" fo:font-style="italic" style:font-style-asian="italic" style:font-style-complex="italic"/>
    </style:style>
    <style:style style:name="T5" style:family="text">
      <style:text-properties fo:color="#0066cc" fo:font-style="italic" officeooo:rsid="0010d857" style:font-style-asian="italic" style:font-style-complex="italic"/>
    </style:style>
    <style:style style:name="T6" style:family="text">
      <style:text-properties fo:color="#0066cc" fo:font-style="italic" fo:font-weight="normal" officeooo:rsid="0010d857" style:font-style-asian="italic" style:font-weight-asian="normal" style:font-style-complex="italic" style:font-weight-complex="normal"/>
    </style:style>
    <style:style style:name="T7" style:family="text">
      <style:text-properties fo:color="#0066cc" fo:font-style="italic" fo:font-weight="normal" officeooo:rsid="001583ff" style:font-style-asian="italic" style:font-weight-asian="normal" style:font-style-complex="italic" style:font-weight-complex="normal"/>
    </style:style>
    <style:style style:name="T8" style:family="text">
      <style:text-properties fo:color="#0066cc" fo:font-style="italic" fo:font-weight="normal" officeooo:rsid="001e37e4" style:font-style-asian="italic" style:font-weight-asian="normal" style:font-style-complex="italic" style:font-weight-complex="normal"/>
    </style:style>
    <style:style style:name="T9" style:family="text">
      <style:text-properties fo:color="#0066cc" fo:font-style="italic" fo:font-weight="normal" officeooo:rsid="0014b5e7" style:font-weight-asian="normal" style:font-weight-complex="normal"/>
    </style:style>
    <style:style style:name="T10" style:family="text">
      <style:text-properties fo:color="#0066cc" officeooo:rsid="0010d857"/>
    </style:style>
    <style:style style:name="T11" style:family="text">
      <style:text-properties fo:color="#0066cc" officeooo:rsid="001204b0"/>
    </style:style>
    <style:style style:name="T12" style:family="text">
      <style:text-properties fo:color="#0066cc" fo:font-weight="normal" style:font-weight-asian="normal" style:font-weight-complex="normal"/>
    </style:style>
    <style:style style:name="T13" style:family="text">
      <style:text-properties fo:color="#0066cc" fo:font-weight="normal" officeooo:rsid="0011d888" style:font-weight-asian="normal" style:font-weight-complex="normal"/>
    </style:style>
    <style:style style:name="T14" style:family="text">
      <style:text-properties fo:color="#0066cc" fo:font-weight="normal" officeooo:rsid="001204b0" style:font-weight-asian="normal" style:font-weight-complex="normal"/>
    </style:style>
    <style:style style:name="T15" style:family="text">
      <style:text-properties fo:color="#0066cc" fo:font-weight="normal" officeooo:rsid="00197997" style:font-weight-asian="normal" style:font-weight-complex="normal"/>
    </style:style>
    <style:style style:name="T16" style:family="text">
      <style:text-properties fo:color="#0066cc" fo:font-weight="normal" officeooo:rsid="001af8da" style:font-weight-asian="normal" style:font-weight-complex="normal"/>
    </style:style>
    <style:style style:name="T17" style:family="text">
      <style:text-properties fo:color="#0066cc" fo:font-weight="normal" officeooo:rsid="001ea88a" style:font-weight-asian="normal" style:font-weight-complex="normal"/>
    </style:style>
    <style:style style:name="T18" style:family="text">
      <style:text-properties fo:color="#0066cc" fo:font-weight="normal" officeooo:rsid="001e37e4" fo:background-color="transparent" loext:char-shading-value="0" style:font-weight-asian="normal" style:font-weight-complex="normal"/>
    </style:style>
    <style:style style:name="T19" style:family="text">
      <style:text-properties fo:color="#0066cc" fo:font-weight="normal" officeooo:rsid="001ea88a" fo:background-color="transparent" loext:char-shading-value="0" style:font-weight-asian="normal" style:font-weight-complex="normal"/>
    </style:style>
    <style:style style:name="T20" style:family="text">
      <style:text-properties fo:color="#0066cc" officeooo:rsid="001c3377"/>
    </style:style>
    <style:style style:name="T21" style:family="text">
      <style:text-properties fo:color="#0066cc" officeooo:rsid="0024fcf8"/>
    </style:style>
    <style:style style:name="T22" style:family="text">
      <style:text-properties fo:color="#0066cc" officeooo:rsid="002b4281"/>
    </style:style>
    <style:style style:name="T23" style:family="text">
      <style:text-properties fo:color="#000000"/>
    </style:style>
    <style:style style:name="T24" style:family="text">
      <style:text-properties fo:color="#000000" officeooo:rsid="001204b0"/>
    </style:style>
    <style:style style:name="T25" style:family="text">
      <style:text-properties fo:color="#000000" fo:font-style="italic" fo:font-weight="normal" officeooo:rsid="0010d857" style:font-style-asian="italic" style:font-weight-asian="normal" style:font-style-complex="italic" style:font-weight-complex="normal"/>
    </style:style>
    <style:style style:name="T26" style:family="text">
      <style:text-properties fo:color="#000000" fo:font-style="italic" fo:font-weight="normal" officeooo:rsid="001583ff" style:font-style-asian="italic" style:font-weight-asian="normal" style:font-style-complex="italic" style:font-weight-complex="normal"/>
    </style:style>
    <style:style style:name="T27" style:family="text">
      <style:text-properties fo:color="#000000" fo:font-style="italic" style:font-style-asian="italic" style:font-style-complex="italic"/>
    </style:style>
    <style:style style:name="T28" style:family="text">
      <style:text-properties fo:color="#000000" fo:font-style="italic" officeooo:rsid="0010d857" style:font-style-asian="italic" style:font-style-complex="italic"/>
    </style:style>
    <style:style style:name="T29" style:family="text">
      <style:text-properties fo:color="#000000" fo:font-weight="normal" style:font-weight-asian="normal" style:font-weight-complex="normal"/>
    </style:style>
    <style:style style:name="T30" style:family="text">
      <style:text-properties fo:color="#000000" fo:font-weight="normal" officeooo:rsid="001af8da" style:font-weight-asian="normal" style:font-weight-complex="normal"/>
    </style:style>
    <style:style style:name="T31" style:family="text">
      <style:text-properties fo:color="#000000" fo:font-weight="normal" officeooo:rsid="001e37e4"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4b5e7" style:font-weight-asian="normal" style:font-weight-complex="normal"/>
    </style:style>
    <style:style style:name="T34" style:family="text">
      <style:text-properties fo:font-weight="normal" officeooo:rsid="001583ff" style:font-weight-asian="normal" style:font-weight-complex="normal"/>
    </style:style>
    <style:style style:name="T35" style:family="text">
      <style:text-properties fo:font-weight="normal" officeooo:rsid="00177747" style:font-weight-asian="normal" style:font-weight-complex="normal"/>
    </style:style>
    <style:style style:name="T36" style:family="text">
      <style:text-properties fo:font-weight="normal" officeooo:rsid="00197997" style:font-weight-asian="normal" style:font-weight-complex="normal"/>
    </style:style>
    <style:style style:name="T37" style:family="text">
      <style:text-properties fo:font-weight="normal" officeooo:rsid="001af8da" style:font-weight-asian="normal" style:font-weight-complex="normal"/>
    </style:style>
    <style:style style:name="T38" style:family="text">
      <style:text-properties fo:font-weight="normal" officeooo:rsid="001ea88a" style:font-weight-asian="normal" style:font-weight-complex="normal"/>
    </style:style>
    <style:style style:name="T39" style:family="text">
      <style:text-properties fo:font-weight="normal" officeooo:rsid="0034bfff" style:font-weight-asian="normal" style:font-weight-complex="normal"/>
    </style:style>
    <style:style style:name="T40" style:family="text">
      <style:text-properties officeooo:rsid="001204b0"/>
    </style:style>
    <style:style style:name="T41" style:family="text">
      <style:text-properties officeooo:rsid="001583ff"/>
    </style:style>
    <style:style style:name="T42" style:family="text">
      <style:text-properties officeooo:rsid="001730d9"/>
    </style:style>
    <style:style style:name="T43" style:family="text">
      <style:text-properties officeooo:rsid="001af8da"/>
    </style:style>
    <style:style style:name="T44" style:family="text">
      <style:text-properties officeooo:rsid="001c3377"/>
    </style:style>
    <style:style style:name="T45" style:family="text">
      <style:text-properties fo:font-style="italic" fo:font-weight="normal" officeooo:rsid="001730d9" style:font-style-asian="italic" style:font-weight-asian="normal" style:font-style-complex="italic" style:font-weight-complex="normal"/>
    </style:style>
    <style:style style:name="T46" style:family="text">
      <style:text-properties fo:font-style="italic" fo:font-weight="normal" officeooo:rsid="0010d857" style:font-style-asian="italic" style:font-weight-asian="normal" style:font-style-complex="italic" style:font-weight-complex="normal"/>
    </style:style>
    <style:style style:name="T47" style:family="text">
      <style:text-properties fo:font-style="italic" style:font-style-asian="italic" style:font-style-complex="italic"/>
    </style:style>
    <style:style style:name="T48" style:family="text">
      <style:text-properties fo:font-style="italic" officeooo:rsid="0010d857" style:font-style-asian="italic" style:font-style-complex="italic"/>
    </style:style>
    <style:style style:name="T49" style:family="text">
      <style:text-properties fo:font-style="italic" officeooo:rsid="00341707" style:font-style-asian="italic" style:font-style-complex="italic"/>
    </style:style>
    <style:style style:name="T50" style:family="text">
      <style:text-properties officeooo:rsid="001ea88a"/>
    </style:style>
    <style:style style:name="T51" style:family="text">
      <style:text-properties officeooo:rsid="00223302"/>
    </style:style>
    <style:style style:name="T52" style:family="text">
      <style:text-properties officeooo:rsid="0024fcf8"/>
    </style:style>
    <style:style style:name="T53" style:family="text">
      <style:text-properties officeooo:rsid="002b4281"/>
    </style:style>
    <style:style style:name="T54" style:family="text">
      <style:text-properties officeooo:rsid="003236b8"/>
    </style:style>
    <style:style style:name="T55" style:family="text">
      <style:text-properties officeooo:rsid="00343017"/>
    </style:style>
    <style:style style:name="T56" style:family="text">
      <style:text-properties officeooo:rsid="0034b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ACIÓN DEL PROYECTO:</text:p>
      <text:p text:style-name="P5"/>
      <text:p text:style-name="P5"/>
      <text:p text:style-name="P7"><text:span text:style-name="T32">1. </text:span><text:span text:style-name="T33">Instalar gestores de paquetes y en</text:span><text:span text:style-name="T34">t</text:span><text:span text:style-name="T33">orno</text:span></text:p>
      <text:p text:style-name="P21"><text:span text:style-name="T33">- A) Instalar pip: </text:span><text:span text:style-name="T9">sudo apt-get install python3-pip</text:span></text:p>
      <text:p text:style-name="P9"><text:span text:style-name="T33">- B) Inst</text:span><text:span text:style-name="T34">ar conda: </text:span><text:span text:style-name="T36">entrar a </text:span><text:a xlink:type="simple" xlink:href="https://www.anaconda.com/distribution/" text:style-name="Internet_20_link" text:visited-style-name="Visited_20_Internet_20_Link"><text:span text:style-name="T36">https://www.anaconda.com/distribution/</text:span></text:a><text:span text:style-name="T36"> descargar el ejecutable e instalar.</text:span></text:p>
      <text:p text:style-name="P31"><text:span text:style-name="T34">- C) Instalar virtual env: </text:span><text:span text:style-name="T16">sudo apt install python3.6-venv</text:span><text:span text:style-name="T15"> </text:span><text:span text:style-name="T36">o </text:span><text:span text:style-name="T37">sudo </text:span><text:span text:style-name="T15">pip</text:span><text:span text:style-name="T16">3</text:span><text:span text:style-name="T15"> install virtualenv</text:span></text:p>
      <text:p text:style-name="P38"><text:span text:style-name="T35">- </text:span><text:span text:style-name="T38">D) </text:span><text:span text:style-name="T32">Instalar Git: </text:span><text:span text:style-name="T17">sudo apt-get install git</text:span></text:p>
      <text:p text:style-name="P24"><text:span text:style-name="T50">2</text:span>. Clonar proyecto: </text:p>
      <text:p text:style-name="P40"><text:span text:style-name="T19">git clone git://github.com/jespinosal/licitaBot</text:span></text:p>
      <text:p text:style-name="P23"><text:span text:style-name="T50">3</text:span>. Crear entorno:</text:p>
      <text:p text:style-name="P16"><text:span text:style-name="T33">I</text:span><text:span text:style-name="T32">r al directorio </text:span><text:span text:style-name="T39">raíz</text:span><text:span text:style-name="T32"> del proyecto : </text:span><text:span text:style-name="T12">cd </text:span><text:span text:style-name="T13">/</text:span><text:span text:style-name="T14">home</text:span><text:span text:style-name="T13">/</text:span><text:span text:style-name="T14">user/licitabot/</text:span><text:span text:style-name="T12">src/. </text:span><text:span text:style-name="T29">Desde allí tenemos dos opciones:</text:span></text:p>
      <text:p text:style-name="P14"><text:span text:style-name="T32">- A) Crear entorno usando conda : </text:span><text:span text:style-name="T12">conda create --name envLB python=3.6</text:span></text:p>
      <text:p text:style-name="P15"><text:span text:style-name="T32">- B) Crear enorno usando virtualenv: </text:span><text:span text:style-name="T36">Primero se debe crear una nueva carpeta dentro del directorio raiz: </text:span><text:span text:style-name="T15">mkdir</text:span><text:span text:style-name="T36"> </text:span><text:span text:style-name="T15">envLB, </text:span><text:span text:style-name="T30">luego se crea el entorno </text:span><text:span text:style-name="T16">virtualenv -p python3 <text:s/></text:span><text:span text:style-name="T15">envLB</text:span></text:p>
      <text:p text:style-name="P8"><text:span text:style-name="T50">4</text:span>. <text:span text:style-name="T41">Cargar</text:span> entorno:</text:p>
      <text:p text:style-name="P18">El path del entorno se instalo en el paso <text:span text:style-name="T50">3</text:span> dentro del directorio <text:span text:style-name="T43">raíz</text:span> del del proyecto por lo que es necesario ir a ese path para activar desde allí el entorno:</text:p>
      <text:p text:style-name="P8">- <text:span text:style-name="T41">A) Carga entorno conda: <text:s/></text:span><text:span text:style-name="T3">conda activate envLB</text:span></text:p>
      <text:p text:style-name="P8"><text:span text:style-name="T25">- </text:span><text:span text:style-name="T26">B) Carga entorno virtualenv</text:span><text:span text:style-name="T7">: </text:span><text:span text:style-name="T6">source activate envLB</text:span></text:p>
      <text:p text:style-name="P10"><text:span text:style-name="T50">5</text:span>. Instalar <text:span text:style-name="T41">paquetes y dependencias en el </text:span>entorno:</text:p>
      <text:p text:style-name="P20">Aunque no es recomendado se pueden instalar las dependencias sin usar un entorno, directamente del <text:span text:style-name="T56">terminal</text:span> de linux: <text:span text:style-name="T2">pip install -r requirements.txt</text:span></text:p>
      <text:p text:style-name="P19">Existen dos formas de instalar dependencias, <text:span text:style-name="T42">en cualquiera de los casos si se desea que todo se instale en el entorno se deberá acceder al entorno previamente como en el paso </text:span></text:p>
      <text:p text:style-name="P31"><text:span text:style-name="T42">A) Modo Automático: En conda: </text:span><text:span text:style-name="T12">conda install --file requirements.txt </text:span><text:span text:style-name="T31">y en virtualenv </text:span><text:span text:style-name="T18">pip install -r requirements.txt </text:span></text:p>
      <text:p text:style-name="P32"><text:span text:style-name="T45">B</text:span><text:span text:style-name="T46">) </text:span><text:span text:style-name="T45">Modo Manual: </text:span><text:span text:style-name="T8">pip3 install libreriaDeseada</text:span></text:p>
      <text:p text:style-name="P39"><text:span text:style-name="T32"/></text:p>
      <text:p text:style-name="P17"/>
      <text:p text:style-name="P27"/>
      <text:p text:style-name="P6"/>
      <text:p text:style-name="P13">ESTRUCTURA DE PATHS DEL SISTEMA:</text:p>
      <text:p text:style-name="P13"/>
      <text:p text:style-name="P6">1. Directorio <text:span text:style-name="T40">del proyecto</text:span>: <text:span text:style-name="T2">/</text:span><text:span text:style-name="T11">home</text:span><text:span text:style-name="T2">/</text:span><text:span text:style-name="T11">user/licitabot</text:span></text:p>
      <text:p text:style-name="P6">2. Directori<text:span text:style-name="T40">o raiz: </text:span><text:span text:style-name="T11">./src</text:span></text:p>
      <text:p text:style-name="P11">3. Directorio datos entrada entrenamiento clasificador texto:</text:p>
      <text:p text:style-name="P11">- A) <text:span text:style-name="T2">./pliegosCondiciones </text:span></text:p>
      <text:p text:style-name="P12">El directorio arriba mencionado debe de contener archivos en formato .xlsx, cada archivo contiene una serie de hojas con el etiquetado realizado en cada licitación. <text:s/>Allí la estructura de cada hoja sigue y deberá seguir el siguiente formato:</text:p>
      <text:p text:style-name="P12">- Columnas validas: DOCUMENTO, NUMERO DE PROCESO, ITEM, VALOR, TIPO DE VALOR, ACCIÓN, NUMERAL, PAGINA,<text:tab/>TITULO, y PARRAFO.</text:p>
      <text:p text:style-name="P12">- Cada fila representa un ítem, así si se busca agregar un ítem nuevo esta nueva fila se deberá de agregar a las hojas existentes.</text:p>
      <text:p text:style-name="P12">- Cada hoja representa una licitación.</text:p>
      <text:p text:style-name="P12">4. Tipos de archivo de entrada entrenamiento:</text:p>
      <text:p text:style-name="P12"><text:s/>En el directorio se distinguen dos tipos de archivos:</text:p>
      <text:p text:style-name="P12">- A) Archivos con datos de entrenamiento para el clasificador de texto: Como “licitacionezItemz.xlsx” y “licitacionezItemz2.xlsx” que contienen la estructura descrita en anterior numeral.</text:p>
      <text:p text:style-name="P12"><text:soft-page-break/>- B) Archivos con datos de validación para calcular KPIs de detección del sistema: <text:s/>Como “licitacionezItemKPI1.xlsx” y “licitacionezItemKPI1.xlsx” que heredan la misma estructura descrita en el anterior numeral pero ademas incorpora una nueva columna “FILE”, que en cada fila de la hoja contiene el nombre del .pdf fuente sobre el que se genero dicha hoja de calculo.</text:p>
      <text:p text:style-name="P42">4. Directorio modelos: <text:span text:style-name="T11">./src/</text:span><text:span text:style-name="T2">models</text:span></text:p>
      <text:p text:style-name="P33">Este directorio contiene todos los elementos relacionados a los KPIs de rendimiento de modelos, archivos de configuración e histórico de modelos entrenados. </text:p>
      <text:p text:style-name="P42">A) Codificador de <text:s/>ítems: <text:s/><text:span text:style-name="T11">./src/</text:span><text:span text:style-name="T2">model/encoder </text:span><text:span text:style-name="T23">(Contiene el mapa con que se codifican los nombres de los ítems)</text:span></text:p>
      <text:p text:style-name="P42"><text:span text:style-name="T23">B) Kpis de entrenamiento de los modelos de pre producción: <text:s text:c="2"/></text:span><text:span text:style-name="T11">./src/</text:span><text:span text:style-name="T2">model/modelsLog/*tuningModelLicitaBot*</text:span></text:p>
      <text:p text:style-name="P33">B.1) <text:s/>tuningModelLicitaBot_año_mes_dia_hora_min_secSummary.txt</text:p>
      <text:p text:style-name="P33">B.2) <text:s/>tuningModelLicitaBot_año_mes_dia_hora_min_sec.txt</text:p>
      <text:p text:style-name="P33">B.3) <text:s/>tuningModelLicitaBot_año_mes_dia_hora_min_sec.csv</text:p>
      <text:p text:style-name="P42"><text:span text:style-name="T23">B) Kpis de entrenamiento de los modelos de producción: <text:s text:c="2"/></text:span><text:span text:style-name="T11">./src/</text:span><text:span text:style-name="T2">model/modelsLog/*productionModelLicitaBot*</text:span></text:p>
      <text:p text:style-name="P33">B.1) <text:s/>productionModelLicitaBot_año_mes_dia_hora_min_secSummary.txt</text:p>
      <text:p text:style-name="P33">B.2) <text:s/>productionModelLicitaBot_año_mes_dia_hora_min_sec.txt</text:p>
      <text:p text:style-name="P33">B.3) <text:s/>productionModelLicitaBot_año_mes_dia_hora_min_sec.csv</text:p>
      <text:p text:style-name="P35">5. Directorio logs de errores y warnings: <text:span text:style-name="T2">./src/systemLog</text:span></text:p>
      <text:p text:style-name="P35">6. Directorio con archivos a analizar: <text:span text:style-name="T2">./src/inputFiles</text:span></text:p>
      <text:p text:style-name="P33"/>
      <text:p text:style-name="P33"/>
      <text:p text:style-name="P6"/>
      <text:p text:style-name="P4">ENTRENAR MODELOS DE CLASIFICACIÓN DE TEXTO:</text:p>
      <text:p text:style-name="P4"/>
      <text:p text:style-name="P30"><text:span text:style-name="T52">1</text:span>. Ir al directorio raíz del proyecto:</text:p>
      <text:p text:style-name="P44">- <text:s/><text:span text:style-name="T10">cd /home/user/licitabot/src</text:span></text:p>
      <text:p text:style-name="P47"><text:span text:style-name="T52">2</text:span>. Entrar al entorno</text:p>
      <text:p text:style-name="P47">- <text:span text:style-name="T1">A) Conda:</text:span><text:span text:style-name="T3"> conda activate envLB</text:span></text:p>
      <text:p text:style-name="P47">- <text:span text:style-name="T1">B) Virtualenv : </text:span><text:span text:style-name="T5">source activate envLB</text:span></text:p>
      <text:p text:style-name="P6"><text:span text:style-name="T52">3</text:span> Entrenar modelo <text:span text:style-name="T44">de tuning</text:span></text:p>
      <text:p text:style-name="P29">python itemsModel.py True</text:p>
      <text:p text:style-name="P22"><text:span text:style-name="T52">4</text:span>. Entrenar modelo de produccion</text:p>
      <text:p text:style-name="P29">python itemsModel.py False</text:p>
      <text:p text:style-name="P22"><text:span text:style-name="T52">5</text:span>. Verificar resultados:</text:p>
      <text:p text:style-name="P50">A) Mejor modelo pre producción encontrado es guardado en: <text:span text:style-name="T20">cd ./src/models/tuningModels</text:span></text:p>
      <text:p text:style-name="P49"><text:span text:style-name="T52">B) <text:s/>Modelo de producción entrenado con características del mejor modelo encontrado en pre producción:</text:span><text:span text:style-name="T21"> </text:span><text:span text:style-name="T2">cd ./src/models/productionModels</text:span></text:p>
      <text:p text:style-name="P22"><text:span text:style-name="T52">C) Verificar KPIS de rendimiento del sistema y el modelo en: </text:span><text:span text:style-name="T2">cd ./src/models/modelsLog</text:span></text:p>
      <text:p text:style-name="P28"/>
      <text:p text:style-name="P45">GENERAR UNA PREDICCIÓN EN UN GRUPO DE DOCUMENTOS PDF:</text:p>
      <text:p text:style-name="P30"><text:span text:style-name="T51">1</text:span>. Ir al directorio raíz del proyecto:</text:p>
      <text:p text:style-name="P25">- <text:s/><text:span text:style-name="T10">cd /home/user/licitabot/src</text:span></text:p>
      <text:p text:style-name="P1"><text:span text:style-name="T51">2</text:span>. Entrar al entorno</text:p>
      <text:p text:style-name="P2">- <text:span text:style-name="T1">A) Conda:</text:span><text:span text:style-name="T3"> conda activate envLB</text:span></text:p>
      <text:p text:style-name="P2">- <text:span text:style-name="T1">B) Virtualenv : </text:span><text:span text:style-name="T5">source activate envLB</text:span></text:p>
      <text:p text:style-name="P26">3. Configuración inicial de ítems </text:p>
      <text:p text:style-name="P26"><text:span text:style-name="T28">- A) Generar </text:span><text:span text:style-name="T27">análisis</text:span><text:span text:style-name="T28"> de ítems etiquetados:</text:span><text:span text:style-name="T5"> </text:span><text:span text:style-name="T4">python itemsAnalyze</text:span></text:p>
      <text:p text:style-name="P37"><text:span text:style-name="T48">- </text:span><text:span text:style-name="T47">B) Revisar resultados: </text:span><text:span text:style-name="T4">cd ./src/analysisLog/ . A</text:span><text:span text:style-name="T47">llí se podrá verificar la cantidad de muestras de cada clase en itemsBalance_año_mes_dia_hora_min_sec.json y </text:span><text:span text:style-name="T49">una matriz de analisis de items que incluye media de palabra clave por ítem y frecuencia de las palabras del mismo.</text:span></text:p>
      <text:p text:style-name="P26"><text:soft-page-break/><text:span text:style-name="T4">-</text:span><text:span text:style-name="T27"> C)</text:span><text:span text:style-name="T4"> </text:span><text:span text:style-name="T27">Escribir configuraciones: 1. Configuración de palabras clave de cada ítem en readInput.py en la función getPotencialItems() en el diccionario keyFrecWord y el tamaño de los Ngrams de cada ítem en el diccionario itemData.</text:span></text:p>
      <text:p text:style-name="P26"><text:span text:style-name="T4"/></text:p>
      <text:p text:style-name="P3"><text:span text:style-name="T54">4</text:span>. Correr ejecutable en consola</text:p>
      <text:p text:style-name="P3">- <text:span text:style-name="T40">A) </text:span>Para solo generar predicciones: <text:span text:style-name="T2">python predictionFlow.py False</text:span></text:p>
      <text:p text:style-name="P3"><text:span text:style-name="T23">- </text:span><text:span text:style-name="T24">B) </text:span><text:span text:style-name="T23">Para generar predicciones y KPIs de las predicciones:</text:span><text:span text:style-name="T2"> python predictionFlow.py True</text:span></text:p>
      <text:p text:style-name="P34">4. Recoger resultados:</text:p>
      <text:p text:style-name="P36">A) Predicciones del sistema: <text:span text:style-name="T2">/</text:span><text:span text:style-name="T22">src/outPutFiles</text:span></text:p>
      <text:p text:style-name="P36"><text:span text:style-name="T53">- Detección de frecuencias de Ngrams predichos por cada ítem: predictDocumentDictFrequencies_2019_03_23_18_43_04.json</text:span></text:p>
      <text:p text:style-name="P36"><text:span text:style-name="T53">-Rangos de detecciones consecutivas por ítem: documentsSummaryItemIndexRanges_2019_03_23_18_43_04.json</text:span></text:p>
      <text:p text:style-name="P36"><text:span text:style-name="T53">-Predicciones de cada Ngram encontrado de cada ítem: documentsSummary_2019_03_23_18_43_04.json</text:span></text:p>
      <text:p text:style-name="P36"><text:span text:style-name="T22"/></text:p>
      <text:p text:style-name="P36">B) Métricas de predicciones del sistema: <text:span text:style-name="T22">/src/outPutFilesTest</text:span></text:p>
      <text:p text:style-name="P52"><text:span text:style-name="T53">- Métricas predicciones realizadas por el sistema : itemPredictionCounter_año_mes_dia_hora_min_sec.json</text:span></text:p>
      <text:p text:style-name="P52"><text:span text:style-name="T53">- Métricas ítems etiquetados de referencia: itemLabeledCounter_año_mes_dia_hora_min_sec.json</text:span></text:p>
      <text:p text:style-name="P52"/>
      <text:p text:style-name="P52"/>
      <text:p text:style-name="P52"/>
      <text:p text:style-name="P52"/>
      <text:p text:style-name="P52"/>
      <text:p text:style-name="P54"/>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07:56:55.329373404</meta:creation-date>
    <dc:date>2019-03-24T03:24:29.062130181</dc:date>
    <meta:editing-duration>PT1H41M42S</meta:editing-duration>
    <meta:editing-cycles>21</meta:editing-cycles>
    <meta:generator>LibreOffice/5.1.6.2$Linux_X86_64 LibreOffice_project/10m0$Build-2</meta:generator>
    <meta:document-statistic meta:table-count="0" meta:image-count="0" meta:object-count="0" meta:page-count="3" meta:paragraph-count="82" meta:word-count="854" meta:character-count="6216" meta:non-whitespace-character-count="5420"/>
  </office:meta>
</office:document-meta>
</file>